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25.184cm"/>
      <style:paragraph-properties style:writing-mode="lr-tb"/>
    </style:style>
    <style:style style:name="gr2" style:family="graphic" style:parent-style-name="standard">
      <style:graphic-properties draw:stroke="none" svg:stroke-color="#000000" draw:fill="none" draw:fill-color="#ffffff" fo:min-height="5.465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Bahnschrift SemiBold" fo:font-size="29.3999996185303pt" style:font-size-asian="30pt" style:font-size-complex="30pt"/>
    </style:style>
    <style:style style:name="P3" style:family="paragraph">
      <style:paragraph-properties fo:text-align="start"/>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none" draw:fill-color="#ffffff"/>
      <style:paragraph-properties fo:text-align="center" style:writing-mode="lr-tb"/>
      <style:text-properties fo:font-size="11.3000001907349pt" style:font-size-asian="11.5pt" style:font-size-complex="11.5pt"/>
    </style:style>
    <style:style style:name="T1" style:family="text">
      <style:text-properties fo:color="#2a6099" loext:opacity="100%" style:font-name="Bahnschrift SemiBold" fo:font-size="30pt" style:font-size-asian="30pt" style:font-size-complex="30pt"/>
    </style:style>
    <style:style style:name="T2" style:family="text">
      <style:text-properties style:font-name="Bahnschrift SemiBold" fo:font-size="30pt" style:font-size-asian="30pt" style:font-size-complex="30pt"/>
    </style:style>
    <style:style style:name="T3" style:family="text">
      <style:text-properties fo:color="#e6e905" loext:opacity="100%" style:font-name="Bahnschrift SemiBold" fo:font-size="30pt" style:font-size-asian="30pt" style:font-size-complex="30pt"/>
    </style:style>
    <style:style style:name="T4" style:family="text">
      <style:text-properties fo:color="#2a6099" loext:opacity="100%" style:font-name="Bahnschrift SemiBold" fo:font-size="11pt" style:font-size-asian="11pt" style:font-size-complex="11pt"/>
    </style:style>
    <style:style style:name="T5" style:family="text">
      <style:text-properties style:font-name="Bahnschrift SemiBold" fo:font-size="11pt" style:font-size-asian="11pt" style:font-size-complex="11pt"/>
    </style:style>
    <style:style style:name="T6" style:family="text">
      <style:text-properties fo:color="#e6e905" loext:opacity="100%" style:font-name="Bahnschrift SemiBold" fo:font-size="11pt" style:font-size-asian="11pt" style:font-size-complex="11pt"/>
    </style:style>
    <style:style style:name="T7" style:family="text">
      <style:text-properties fo:color="#000000" loext:opacity="100%" style:font-name="Bahnschrift SemiBold" fo:font-size="11pt" fo:language="fr" fo:country="FR" style:text-underline-style="solid" style:text-underline-width="auto" style:text-underline-color="font-color" style:font-size-asian="11pt" style:font-size-complex="11pt"/>
    </style:style>
    <style:style style:name="T8" style:family="text">
      <style:text-properties fo:color="#000000" loext:opacity="100%" style:font-name="Bahnschrift SemiBold" fo:font-size="11pt" style:text-underline-style="solid" style:text-underline-width="auto" style:text-underline-color="font-color" style:font-size-asian="11pt" style:font-size-complex="11pt"/>
    </style:style>
    <style:style style:name="T9"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none" style:letter-kerning="true" style:font-name-asian="Microsoft YaHei" style:font-size-asian="11pt" style:font-name-complex="Mangal" style:font-size-complex="11pt" style:text-emphasize="none" style:font-relief="none" style:text-overline-style="none" style:text-overline-color="font-color"/>
    </style:style>
    <style:style style:name="T10" style:family="text">
      <style:text-properties fo:color="#ea7500" loext:opacity="100%" style:font-name="Bahnschrift SemiBold" fo:font-size="6pt" fo:language="fr" fo:country="FR" style:text-underline-style="none" style:font-size-asian="6pt" style:font-size-complex="6pt"/>
    </style:style>
    <style:style style:name="T11" style:family="text">
      <style:text-properties fo:font-variant="normal" fo:text-transform="none" fo:color="#000000" loext:opacity="100%" style:text-outline="false" style:text-line-through-style="none" style:text-line-through-type="none" style:font-name="Bahnschrift SemiBold" fo:font-size="11pt" fo:language="fr" fo:country="FR" fo:text-shadow="none" style:text-underline-style="solid" style:text-underline-width="auto" style:text-underline-color="font-color" style:letter-kerning="true" style:font-name-asian="Microsoft YaHei" style:font-size-asian="11pt" style:font-name-complex="Mangal" style:font-size-complex="11pt"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Bahnschrift SemiBold" fo:font-size="11pt" fo:language="en" fo:country="US" fo:text-shadow="none" style:text-underline-style="solid" style:text-underline-width="auto" style:text-underline-color="font-color" style:letter-kerning="true" style:font-name-asian="Microsoft YaHei" style:font-size-asian="11pt" style:font-name-complex="Mangal" style:font-size-complex="11pt" style:text-emphasize="none" style:font-relief="none" style:text-overline-style="none" style:text-overline-color="font-color"/>
    </style:style>
    <style:style style:name="T13" style:family="text">
      <style:text-properties fo:font-variant="normal" fo:text-transform="none" fo:color="#ea7500" loext:opacity="100%" style:text-outline="false" style:text-line-through-style="none" style:text-line-through-type="none" style:font-name="Bahnschrift SemiBold" fo:font-size="11pt" fo:language="en" fo:country="US" fo:text-shadow="none" style:text-underline-style="none" style:letter-kerning="true" style:font-name-asian="Microsoft YaHei" style:font-size-asian="11pt" style:font-name-complex="Mangal" style:font-size-complex="11pt" style:text-emphasize="none" style:font-relief="none" style:text-overline-style="none" style:text-overline-color="font-color"/>
    </style:style>
    <style:style style:name="T14" style:family="text">
      <style:text-properties fo:font-variant="normal" fo:text-transform="none" fo:color="#ea7500" loext:opacity="100%" style:text-outline="false" style:text-line-through-style="none" style:text-line-through-type="none" style:font-name="Bahnschrift SemiBold" fo:font-size="11pt" fo:language="fr" fo:country="FR" fo:text-shadow="none" style:text-underline-style="solid" style:text-underline-width="auto" style:text-underline-color="font-color" style:letter-kerning="true" style:font-name-asian="Microsoft YaHei" style:font-size-asian="11pt" style:font-name-complex="Mangal" style:font-size-complex="11pt" style:text-emphasize="none" style:font-relief="none" style:text-overline-style="none" style:text-overline-color="font-color"/>
    </style:style>
    <style:style style:name="T15" style:family="text">
      <style:text-properties fo:font-variant="normal" fo:text-transform="none" fo:color="#ea7500" loext:opacity="100%" style:text-outline="false" style:text-line-through-style="none" style:text-line-through-type="none" style:font-name="Bahnschrift SemiBold" fo:font-size="11pt" fo:language="en" fo:country="US" fo:text-shadow="none" style:text-underline-style="solid" style:text-underline-width="auto" style:text-underline-color="font-color" style:letter-kerning="true" style:font-name-asian="Microsoft YaHei" style:font-size-asian="11pt" style:font-name-complex="Mangal" style:font-size-complex="11pt" style:text-emphasize="none" style:font-relief="none" style:text-overline-style="none" style:text-overline-color="font-color"/>
    </style:style>
    <style:style style:name="T16" style:family="text">
      <style:text-properties fo:font-variant="normal" fo:text-transform="none" fo:color="#ea7500" loext:opacity="100%" style:text-outline="false" style:text-line-through-style="none" style:text-line-through-type="none" style:font-name="Bahnschrift SemiBold" fo:font-size="11pt" fo:language="en" fo:country="US" fo:font-style="normal" fo:text-shadow="none" style:text-underline-style="solid" style:text-underline-width="auto" style:text-underline-color="font-color"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ea7500" loext:opacity="100%" style:text-outline="false" style:text-line-through-style="none" style:text-line-through-type="none" style:font-name="Bahnschrift SemiBold"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ea7500"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drawing>
      <draw:page draw:name="page1" draw:style-name="dp1" draw:master-page-name="Default">
        <draw:frame draw:style-name="gr1" draw:text-style-name="P2" draw:layer="layout" svg:width="19.683cm" svg:height="25.434cm" svg:x="0.955cm" svg:y="1.27cm">
          <draw:text-box>
            <text:p text:style-name="P1"><text:span text:style-name="T1">Maquette</text:span></text:p>
            <text:p text:style-name="P1"><text:span text:style-name="T2">de</text:span></text:p>
            <text:p text:style-name="P1"><text:span text:style-name="T3">Site</text:span></text:p>
          </draw:text-box>
        </draw:frame>
      </draw:page>
      <draw:page draw:name="page2" draw:style-name="dp1" draw:master-page-name="Default">
        <draw:frame draw:style-name="gr2" draw:text-style-name="P5" draw:layer="layout" svg:width="19.304cm" svg:height="16.412cm" svg:x="0.955cm" svg:y="1.27cm">
          <draw:text-box>
            <text:p text:style-name="P1"><text:span text:style-name="T4">Maquette</text:span><text:span text:style-name="T5"> de</text:span><text:span text:style-name="T6"> site</text:span></text:p>
            <text:p text:style-name="P1"><text:span text:style-name="T7"/></text:p>
            <text:p text:style-name="P3"><text:span text:style-name="T8">Conception de Maquette :</text:span></text:p>
            <text:p text:style-name="P4"><text:span text:style-name="T9">La maquette est la version imprimée de notre site web</text:span></text:p>
            <text:p text:style-name="P4"><text:span text:style-name="T9"/></text:p>
            <text:p text:style-name="P4"><text:span text:style-name="T9">La maquette intervient après l’étude des besoins d’un client et de l’élaboration d’un cahier des charges.</text:span></text:p>
            <text:p text:style-name="P4"><text:span text:style-name="T9"/></text:p>
            <text:p text:style-name="P4"><text:span text:style-name="T9">Un cahier des charges est un document qui liste les besoins du client, ainsi <text:s/>que les différentes étapes de réalisation jusqu’à la mise en ligne finale.</text:span></text:p>
            <text:list text:style-name="L2">
              <text:list-item>
                <text:list>
                  <text:list-header>
                    <text:p text:style-name="P3"><text:span text:style-name="T10"/></text:p>
                  </text:list-header>
                </text:list>
              </text:list-item>
            </text:list>
            <text:p text:style-name="P3"><text:span text:style-name="T7">I Qu’est-ce qu’une maquette :</text:span></text:p>
            <text:p text:style-name="P4"><text:span text:style-name="T9">La maquette permet de vérifier avec le client l’aspect visuel du site, elle rend le site plus tangible aux yeux du client et pour le développeur c’est la garantie d’être plus efficace.</text:span></text:p>
            <text:p text:style-name="P4"><text:span text:style-name="T9"/></text:p>
            <text:p text:style-name="P4"><text:span text:style-name="T9">En général, elle est réaliser par un UI Designer(Graphiste), <text:s/>maîtrisant les PAO(Publication assistée par ordinateur) et ayant des connaissance en design. Les outils les plus connus sont Photoshop et Indesign.</text:span></text:p>
            <text:p text:style-name="P4"><text:span text:style-name="T9"/></text:p>
            <text:p text:style-name="P4"><text:span text:style-name="T9">La maquette est le point de départ de tout intégrateur. Le travail du développeur est de traduire la maquette en langage web(HTML, Css, Js).</text:span></text:p>
            <text:p text:style-name="P4"><text:span text:style-name="T9"/></text:p>
            <text:p text:style-name="P4"><text:span text:style-name="T11">II Élément <text:s/>de structuration :</text:span></text:p>
            <text:p text:style-name="P4"><text:span text:style-name="T11"/></text:p>
            <text:p text:style-name="P4"><text:span text:style-name="T9">1) Structurer avec HTML (Header, Section, Footer..)</text:span></text:p>
            <text:p text:style-name="P4"><text:span text:style-name="T9">2) Réalisation en Css</text:span></text:p>
            <text:p text:style-name="P4"><text:span text:style-name="T9">3) Optimisation des images (SVG* &amp; PNG)</text:span></text:p>
            <text:p text:style-name="P4"><text:span text:style-name="T9"/></text:p>
            <text:p text:style-name="P4"><text:span text:style-name="T11">III Trouvez des </text:span><text:span text:style-name="T12">templates</text:span><text:span text:style-name="T11"> de maquette :</text:span></text:p>
            <text:p text:style-name="P4"><text:span text:style-name="T9">Une grande variété de </text:span><text:span text:style-name="T13">template</text:span><text:span text:style-name="T9"> sont disponibles sur internet, elle peut vous servit de modèle de création. Pour trouver des maquettes, il vous suffira de rechercher : PSD web </text:span><text:span text:style-name="T13">layout</text:span></text:p>
            <text:p text:style-name="P4"><text:span text:style-name="T13"/></text:p>
            <text:p text:style-name="P4"><text:span text:style-name="T14">Liste</text:span><text:span text:style-name="T15"> </text:span><text:span text:style-name="T14">d’hébergeur</text:span><text:span text:style-name="T15"> de template :</text:span></text:p>
            <text:p text:style-name="P4"><text:span text:style-name="T15"/></text:p>
            <text:p text:style-name="P4"><text:span text:style-name="T13"><text:tab/></text:span><text:span text:style-name="T13">- Editor X</text:span><text:span text:style-name="T13"><text:tab/></text:span><text:span text:style-name="T13"><text:tab/></text:span><text:span text:style-name="T13"><text:tab/></text:span><text:span text:style-name="T13"><text:a xlink:href="https://www.editorx.com/" xlink:type="simple">https://www.editorx.com/</text:a></text:span></text:p>
            <text:p text:style-name="P4"><text:span text:style-name="T13"/></text:p>
            <text:p text:style-name="P4"><text:span text:style-name="T16"><text:tab/></text:span><text:span text:style-name="T17">- Ui8</text:span><text:span text:style-name="T17"><text:tab/></text:span><text:span text:style-name="T17"><text:tab/></text:span><text:span text:style-name="T17"><text:tab/></text:span><text:span text:style-name="T17"><text:tab/></text:span><text:span text:style-name="T18"><text:a xlink:href="https://ui8.net/" xlink:type="simple">https://ui8.net/</text:a></text:span></text:p>
            <text:p text:style-name="P4"><text:span text:style-name="T18"><text:tab/></text:span><text:span text:style-name="T18">- Freepik</text:span><text:span text:style-name="T18"><text:tab/></text:span><text:span text:style-name="T18"><text:tab/></text:span><text:span text:style-name="T18"><text:tab/></text:span><text:span text:style-name="T18"><text:a xlink:href="https://www.freepik.com/" xlink:type="simple">https://www.freepik.com/</text:a></text:span></text:p>
            <text:p text:style-name="P4"><text:span text:style-name="T18"><text:tab/></text:span><text:span text:style-name="T18">- Creative Market</text:span><text:span text:style-name="T18"><text:tab/></text:span><text:span text:style-name="T18"><text:tab/></text:span><text:span text:style-name="T18"><text:a xlink:href="https://creativemarket.com/" xlink:type="simple">https://creativemarket.com/</text:a></text:span></text:p>
            <text:p text:style-name="P4"><text:span text:style-name="T18"/></text:p>
            <text:p text:style-name="P4"><text:span text:style-name="T18">Ps : Il sera nécessaire d’avoir Photoshop pour ouvrir se type de document.</text:span></text:p>
            <text:p text:style-name="P4"><text:span text:style-name="T18"/></text:p>
            <text:p text:style-name="P4"><text:span text:style-name="T18"><text:s/></text:span></text:p>
            <text:p text:style-name="P4"><text:span text:style-name="T18"/></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27cm" fo:margin-bottom="1.27cm" fo:margin-left="0.955cm" fo:margin-right="0.95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3.1$Windows_X86_64 LibreOffice_project/d7547858d014d4cf69878db179d326fc3483e082</meta:generator>
    <dc:date>2021-01-11T17:39:17.501000000</dc:date>
    <meta:editing-duration>PT8H35M30S</meta:editing-duration>
    <meta:editing-cycles>41</meta:editing-cycles>
    <meta:print-date>2020-12-05T22:35:47.314000000</meta:print-date>
    <meta:document-statistic meta:object-count="2"/>
  </office:meta>
</office:document-meta>
</file>